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ashed_20__28_var_29_" draw:opacity="0%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3" style:family="graphic" style:parent-style-name="standard">
      <style:graphic-properties draw:stroke="none" draw:stroke-dash="Fine_20_Dashed_20__28_var_29_" draw:opacity="0%" draw:textarea-horizontal-align="left" draw:textarea-vertical-align="top" draw:auto-grow-height="false" fo:wrap-option="no-wrap" draw:shadow-opacity="0%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8pt" fo:font-style="italic" fo:font-weight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3pt"/>
    </style:style>
    <style:style style:name="P5" style:family="paragraph">
      <style:paragraph-properties fo:margin-left="0cm" fo:margin-right="0cm" fo:text-align="start" fo:text-indent="0cm"/>
      <style:text-properties fo:font-size="12pt" fo:font-style="normal"/>
    </style:style>
    <style:style style:name="P6" style:family="paragraph">
      <style:paragraph-properties fo:margin-left="0cm" fo:margin-right="0cm" fo:text-align="start" fo:text-indent="0cm"/>
      <style:text-properties fo:font-size="8pt" fo:font-style="italic"/>
    </style:style>
    <style:style style:name="T1" style:family="text">
      <style:text-properties fo:font-size="18pt" fo:font-style="italic" fo:font-weight="bold"/>
    </style:style>
    <style:style style:name="T2" style:family="text">
      <style:text-properties fo:font-size="13pt"/>
    </style:style>
    <style:style style:name="T3" style:family="text">
      <style:text-properties fo:font-size="12pt" fo:font-style="normal"/>
    </style:style>
    <style:style style:name="T4" style:family="text">
      <style:text-properties fo:font-size="10pt" fo:font-style="italic" fo:font-weight="bold"/>
    </style:style>
    <style:style style:name="T5" style:family="text">
      <style:text-properties fo:font-size="8pt" fo:font-style="italic"/>
    </style:style>
    <style:style style:name="T6" style:family="text">
      <style:text-properties fo:font-size="12pt" fo:font-style="normal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9.984cm" svg:height="0.87cm" svg:x="1cm" svg:y="1cm">
          <text:p text:style-name="P1"><text:span text:style-name="T1">Rappresentazione struttura gerarchica contenitori - contenut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099cm" svg:height="0.715cm" svg:x="3.541cm" svg:y="4.417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5.399cm" svg:height="1.508cm" svg:x="1cm" svg:y="2.241cm">
          <text:p text:style-name="P1"><text:span text:style-name="T3">Informazioni necessarie per rappresentare un oggetto all'interno nella ramificazione.</text:span></text:p>
          <text:p text:style-name="P1"><text:span text:style-name="T3">Pgni oggetto può essere rappresentato + di 1 volta nell'albero ma solo 1 volta</text:span></text:p>
          <text:p text:style-name="P1"><text:span text:style-name="T3">per livello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099cm" svg:height="0.715cm" svg:x="3.542cm" svg:y="5.318cm">
          <text:p text:style-name="P3"><text:span text:style-name="T2">IDPare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099cm" svg:height="0.715cm" svg:x="3.543cm" svg:y="6.219cm">
          <text:p text:style-name="P3"><text:span text:style-name="T2">Pat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099cm" svg:height="0.715cm" svg:x="3.542cm" svg:y="7.118cm">
          <text:p text:style-name="P3"><text:span text:style-name="T2">PathPare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099cm" svg:height="0.715cm" svg:x="3.543cm" svg:y="8.019cm">
          <text:p text:style-name="P3"><text:span text:style-name="T2">Priority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8.477cm" svg:height="0.73cm" svg:x="7.19cm" svg:y="4.402cm">
          <text:p text:style-name="P1"><text:span text:style-name="T4">*</text:span><text:span text:style-name="T5"> - Puntatore ad un oggetto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8.477cm" svg:height="0.73cm" svg:x="7.191cm" svg:y="5.302cm">
          <text:p text:style-name="P1"><text:span text:style-name="T4">*</text:span><text:span text:style-name="T5"> - Puntatore all'oggetto paren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8.477cm" svg:height="0.73cm" svg:x="7.192cm" svg:y="6.202cm">
          <text:p text:style-name="P1"><text:span text:style-name="T4">*</text:span><text:span text:style-name="T5"> - Identificativo univoco all'interno della ramificazione. Formato:</text:span></text:p>
          <text:p text:style-name="P1"><text:span text:style-name="T5">“</text:span><text:span text:style-name="T5">/” + ID1 + “/” + .... + “/” + IDn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8.477cm" svg:height="0.73cm" svg:x="7.193cm" svg:y="7.102cm">
          <text:p text:style-name="P1"><text:span text:style-name="T4">*</text:span><text:span text:style-name="T5"> - Identificativo univoco del paren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8.477cm" svg:height="0.73cm" svg:x="7.194cm" svg:y="8.002cm">
          <text:p text:style-name="P1"><text:span text:style-name="T4">*</text:span><text:span text:style-name="T5"> - Posizione dell'oggetto, in un dato livello, relativa al fratell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6.676cm" svg:height="8.045cm" svg:x="18.591cm" svg:y="4.385cm">
          <text:p text:style-name="P1"><text:span text:style-name="T3">Con una data struttura è possibile rappresentare la struttura potendo inserire gli oggetti anche in + ramificazioni.</text:span></text:p>
          <text:p text:style-name="P1"><text:span text:style-name="T3"/></text:p>
          <text:p text:style-name="P1"><text:span text:style-name="T3">- Tutti gli oggetti facenti parte di una ramificazione, hanno il prefisso del path == al path della radice della ramificazione stessa.</text:span></text:p>
          <text:p text:style-name="P1"><text:span text:style-name="T3"/></text:p>
          <text:p text:style-name="P1"><text:span text:style-name="T3">- Con l'ordinando per path è possibile inserire gli elementi trovati in una struttura <text:s/>PHP che rappresenta l'albero, array[ID] [children] = array(), dove ogni elemento di children è un elemento ricorsivo.</text:span></text:p>
          <text:p text:style-name="P1"><text:span text:style-name="T3">Inoltre l'ordinamento per path garantisce che gli elenti vengano inseriti dall'alto verso il basso (prima i parent poi i figli).</text:span></text:p>
          <text:p text:style-name="P1"><text:span text:style-name="T3">Senza utilizzare funzioni ricorsive e costose.</text:span></text:p>
          <text:p text:style-name="P1"><text:span text:style-name="T3"/></text:p>
          <text:p text:style-name="P1"><text:span text:style-name="T3">- Ordinando per pathParent + priority, è possibile ordinare i fratelli, tra loro, in modo arbitrario (priority) e definibile dal gestore dei contenuti</text:span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6.676cm" svg:height="5.081cm" svg:x="1cm" svg:y="9.654cm">
          <text:p text:style-name="P1"><text:span text:style-name="T3">In DB, nella tabella che rappresenta l'albero, useremo come chiave primaria:</text:span></text:p>
          <text:p text:style-name="P1"><text:span text:style-name="T3">path limitato dai primi 724 char, limiti dati da MySQL.</text:span></text:p>
          <text:p text:style-name="P1"><text:span text:style-name="T3">Troncando così il path c'è il rischio che 2 o + oggetti possano avere la stessa chiave primaria, quindi dare errore nell'inserimento ma, se non sono errati i conti, ci vorrebbero:</text:span></text:p>
          <text:p text:style-name="P1"><text:span text:style-name="T3"/></text:p>
          <text:p text:style-name="P1"><text:span text:style-name="T3">- ID a 9 cifre (avere inserito qualcosa centinaia di milioni di oggetti)</text:span></text:p>
          <text:p text:style-name="P1"><text:span text:style-name="T3">- Disposti su un numero di livelli &gt; a 79.</text:span></text:p>
          <text:p text:style-name="P1"><text:span text:style-name="T3"/></text:p>
          <text:p text:style-name="P1"><text:span text:style-name="T3">Penso che sono <text:s/>limiti che potremmo accettare.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6.676cm" svg:height="9.565cm" svg:x="1cm" svg:y="14.755cm">
          <text:p text:style-name="P1"><text:span text:style-name="T6">Sintesi oerazioni principali:</text:span></text:p>
          <text:p text:style-name="P1"><text:span text:style-name="T3"/></text:p>
          <text:p text:style-name="P1"><text:span text:style-name="T3"><text:s/></text:span><text:span text:style-name="T3">Inserimento(id, idParent).</text:span></text:p>
          <text:p text:style-name="P1"><text:span text:style-name="T3"><text:tab/></text:span><text:span text:style-name="T3">- pathParent = getPath(idParent)</text:span></text:p>
          <text:p text:style-name="P1"><text:span text:style-name="T3"><text:tab/></text:span><text:span text:style-name="T3">- path = concat(pathParent, “/”, id)</text:span></text:p>
          <text:p text:style-name="P1"><text:span text:style-name="T3"><text:tab/></text:span><text:span text:style-name="T3">- priority = maxPrior where IDParent = idParent</text:span></text:p>
          <text:p text:style-name="P1"><text:span text:style-name="T3"><text:tab/></text:span><text:span text:style-name="T3">- inserimento(id, idParent, path, pathParent, priority)</text:span></text:p>
          <text:p text:style-name="P1"><text:span text:style-name="T3"><text:s text:c="3"/></text:span></text:p>
          <text:p text:style-name="P1"><text:span text:style-name="T3">delete(id)</text:span></text:p>
          <text:p text:style-name="P1"><text:span text:style-name="T3"><text:tab/></text:span><text:span text:style-name="T3">- path = getPath(id)</text:span></text:p>
          <text:p text:style-name="P1"><text:span text:style-name="T3"><text:tab/></text:span><text:span text:style-name="T3">delete from ... where path LIKE 'path%'</text:span></text:p>
          <text:p text:style-name="P1"><text:span text:style-name="T3"/></text:p>
          <text:p text:style-name="P1"><text:span text:style-name="T3">move(id, idNewParent)</text:span></text:p>
          <text:p text:style-name="P1"><text:span text:style-name="T3"><text:tab/></text:span><text:span text:style-name="T3">- pathOldParent = getPathParent(id)</text:span></text:p>
          <text:p text:style-name="P1"><text:span text:style-name="T3"><text:tab/></text:span><text:span text:style-name="T3">- pathNewParent= getPath(idNewParent)</text:span></text:p>
          <text:p text:style-name="P1"><text:span text:style-name="T3"><text:tab/></text:span><text:span text:style-name="T3">- sostituisce la porzione del path vecchio con il nuovo</text:span></text:p>
          <text:p text:style-name="P1"><text:span text:style-name="T3"><text:tab/></text:span><text:span text:style-name="T3"> <text:s/></text:span><text:span text:style-name="T3">in tutti i record che iniziano con path == al path vecchi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creation-date>2007-05-14T07:39:59</meta:creation-date>
    <dc:creator>giangi giangi</dc:creator>
    <dc:date>2007-05-17T07:30:13</dc:date>
    <dc:language>it-IT</dc:language>
    <meta:editing-cycles>78</meta:editing-cycles>
    <meta:editing-duration>PT10H3M8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